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P2" style:parent-style-name="Titre1" style:family="paragraph">
      <style:paragraph-properties fo:text-align="start"/>
    </style:style>
    <style:style style:name="P3" style:parent-style-name="Titre1" style:family="paragraph">
      <style:paragraph-properties fo:text-align="start"/>
    </style:style>
    <style:style style:name="P4" style:parent-style-name="Titre1" style:family="paragraph">
      <style:paragraph-properties fo:text-align="start"/>
    </style:style>
    <style:style style:name="P5" style:parent-style-name="Titre1" style:family="paragraph">
      <style:paragraph-properties fo:text-align="start"/>
    </style:style>
    <style:style style:name="P6" style:parent-style-name="Titre1" style:family="paragraph">
      <style:paragraph-properties fo:text-align="start"/>
    </style:style>
    <style:style style:name="P7" style:parent-style-name="Titre1" style:family="paragraph">
      <style:paragraph-properties fo:text-align="start"/>
    </style:style>
    <style:style style:name="P8" style:parent-style-name="Titre1" style:family="paragraph">
      <style:paragraph-properties fo:text-align="start"/>
    </style:style>
    <style:style style:name="P9" style:parent-style-name="Titre1" style:family="paragraph">
      <style:paragraph-properties fo:text-align="start"/>
    </style:style>
    <style:style style:name="P10" style:parent-style-name="Titre1" style:family="paragraph">
      <style:paragraph-properties fo:text-align="start"/>
    </style:style>
    <style:style style:name="P11" style:parent-style-name="Titre2" style:family="paragraph">
      <style:paragraph-properties fo:text-align="start"/>
    </style:style>
    <style:style style:name="P12" style:parent-style-name="Titre2" style:family="paragraph">
      <style:paragraph-properties fo:text-align="start"/>
    </style:style>
  </office:automatic-styles>
  <office:body>
    <office:text text:use-soft-page-breaks="true">
      <text:p text:style-name="P1">Technical test</text:p>
      <text:p text:style-name="Textbody"/>
      <text:p text:style-name="Textbody"/>
      <text:h text:style-name="P2" text:outline-level="1"/>
      <text:h text:style-name="P3" text:outline-level="1">Instructions</text:h>
      <text:p text:style-name="Textbody">Before working on this test, commit it on a public github repo.</text:p>
      <text:p text:style-name="Textbody">Every part must be done on a branch and must be merged into the master or main branch via pull request.</text:p>
      <text:p text:style-name="Textbody">Every pull request must be checked by an Action that verifies the code compiles and if you do some testing, they must be all green too.</text:p>
      <text:p text:style-name="Textbody">You have 72 hours to submit this project.</text:p>
      <text:h text:style-name="P4" text:outline-level="1"/>
      <text:h text:style-name="P5" text:outline-level="1">Description of the project</text:h>
      <text:p text:style-name="Textbody">The project is a simple app that allows to handle users.</text:p>
      <text:p text:style-name="Textbody">You can add, remove, modify, view users in the app.</text:p>
      <text:p text:style-name="Textbody">When you add or modify a user, login, mail and password are mandatory.</text:p>
      <text:h text:style-name="P6" text:outline-level="1">Part 1</text:h>
      <text:p text:style-name="Textbody">Fix all errors and bugs of the project, some things must be added in order to make it work</text:p>
      <text:h text:style-name="P7" text:outline-level="1"/>
      <text:h text:style-name="P8" text:outline-level="1">Part 2</text:h>
      <text:p text:style-name="Textbody">Add this<text:s/>feature:</text:p>
      <text:p text:style-name="Textbody">Every user must have<text:s/>list of his/her<text:s/>preferred<text:s/>words.<text:line-break/>That list is not mandatory but can be filled in the app.</text:p>
      <text:p text:style-name="Textbody">The words have a limit of 50 characters each.<text:line-break/>These words must be shown in the user profile, for each word there must be a Button which triggers play of an audio of the word in<text:s/>English.<text:line-break/>The audio must be coming from the server and generated by Google Text<text:s/>to<text:s/>speech.</text:p>
      <text:p text:style-name="Textbody"/>
      <text:p text:style-name="Textbody"/>
      <text:soft-page-break/>
      <text:h text:style-name="P9" text:outline-level="1">Indications</text:h>
      <text:p text:style-name="Textbody">Every feature must be tested accordingly to all use cases.</text:p>
      <text:p text:style-name="Textbody">Don’t send private secrets from the project</text:p>
      <text:p text:style-name="Textbody">Always read the documentations from libraries used in the project, the main ones are the<text:s/>following:</text:p>
      <text:p text:style-name="Textbody"><text:a xlink:href="https://mikro-orm.io/" office:target-frame-name="_top" xlink:show="replace">https://mikro-orm.io/</text:a></text:p>
      <text:p text:style-name="Textbody">https://github.com/typestack/routing-controllers</text:p>
      <text:p text:style-name="Textbody"/>
      <text:h text:style-name="P10" text:outline-level="1">Technical Questions</text:h>
      <text:p text:style-name="Textbody"/>
      <text:h text:style-name="P11" text:outline-level="2">Question 1:</text:h>
      <text:p text:style-name="Textbody">Hypothetically we want to make an app to show weather<text:s/>data<text:s/>from our thousands of weather stations. The data comes every second.</text:p>
      <text:p text:style-name="Textbody">The main page shows for a Station all temperature values within a user selected date interval.<text:line-break/>By default you only show 1 value per day but when you zoom in, the app shows more values (1per hour then 60 par hour then 60 per minute.</text:p>
      <text:p text:style-name="Textbody">What’s the technical challenges associated with this app?</text:p>
      <text:p text:style-name="Textbody"/>
      <text:h text:style-name="P12" text:outline-level="2">Question 2:</text:h>
      <text:p text:style-name="Textbody"><text:line-break/>When you are trying to find a bug reported by someone on a web app, what steps do you take and what tools do you use to find and fix the bug?<text:line-break/>Your answer must be detailed.</text:p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text-align="center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start"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text-properties fo:font-weight="bold" style:font-weight-asian="bold" style:font-weight-complex="bold" fo:font-size="28pt" style:font-size-asian="28pt" style:font-size-complex="2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En-tête"><draw:frame draw:style-name="a0" draw:name="Image 1" text:anchor-type="as-char" svg:x="0in" svg:y="0in" svg:width="1.49958in" svg:height="0.52652in" style:rel-width="scale" style:rel-height="scale"><draw:image xlink:href="media/image1.jpe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tonia Ludunge</dc:creator>
    <meta:creation-date>2022-06-30T19:19:00Z</meta:creation-date>
    <dc:date>2022-08-12T15:06:00Z</dc:date>
    <meta:template xlink:href="Normal.dotm" xlink:type="simple"/>
    <meta:editing-cycles>21</meta:editing-cycles>
    <meta:editing-duration>PT10260S</meta:editing-duration>
    <meta:document-statistic meta:page-count="2" meta:paragraph-count="4" meta:word-count="316" meta:character-count="2051" meta:row-count="14" meta:non-whitespace-character-count="1739"/>
  </office:meta>
</office:document-meta>
</file>